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3eef8" officeooo:paragraph-rsid="0013eef8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3eef8" officeooo:paragraph-rsid="0013eef8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3eef8" officeooo:paragraph-rsid="0013eef8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50bf0" officeooo:paragraph-rsid="00150bf0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5eccb" officeooo:paragraph-rsid="0015eccb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7140c" officeooo:paragraph-rsid="0017140c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a664d" officeooo:paragraph-rsid="001a664d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bd283" officeooo:paragraph-rsid="001bd283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d8cf1" officeooo:paragraph-rsid="001d8cf1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e48ef" officeooo:paragraph-rsid="001e48ef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f71bf" officeooo:paragraph-rsid="001f71bf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216144" officeooo:paragraph-rsid="00216144"/>
    </style:style>
    <style:style style:name="P13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216144" officeooo:paragraph-rsid="00216144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3eef8" officeooo:paragraph-rsid="0013eef8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3eef8" officeooo:paragraph-rsid="0013eef8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7140c" officeooo:paragraph-rsid="0017140c"/>
    </style:style>
    <style:style style:name="P17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1d8cf1" officeooo:paragraph-rsid="001d8cf1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16144" officeooo:paragraph-rsid="00216144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4805d" officeooo:paragraph-rsid="0024805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8d7fc" officeooo:paragraph-rsid="0028d7fc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4805d" officeooo:paragraph-rsid="0024805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5d2e3" officeooo:paragraph-rsid="0025d2e3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64bb1" officeooo:paragraph-rsid="00264bb1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7193e" officeooo:paragraph-rsid="0027193e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8d7fc" officeooo:paragraph-rsid="0028d7fc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a57da" officeooo:paragraph-rsid="002a57da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c56a4" officeooo:paragraph-rsid="002c56a4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e3405" officeooo:paragraph-rsid="002e3405"/>
    </style:style>
    <style:style style:name="P29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2f24d5" officeooo:paragraph-rsid="002f24d5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f24d5" officeooo:paragraph-rsid="002f24d5"/>
    </style:style>
    <style:style style:name="T1" style:family="text">
      <style:text-properties officeooo:rsid="001ff639"/>
    </style:style>
    <style:style style:name="T2" style:family="text">
      <style:text-properties officeooo:rsid="00257171"/>
    </style:style>
    <style:style style:name="T3" style:family="text">
      <style:text-properties officeooo:rsid="002f24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ntretien de recrutement</text:p>
      <text:p text:style-name="P1"/>
      <text:p text:style-name="P2"/>
      <text:p text:style-name="P15">1. Rôles de l’entretien</text:p>
      <text:p text:style-name="P3"/>
      <text:p text:style-name="P3"/>
      <text:p text:style-name="P3">1.1 Principal moyen de sélection</text:p>
      <text:p text:style-name="P3"/>
      <text:p text:style-name="P3">⇒ Entretien individuels</text:p>
      <text:p text:style-name="P3">⇒ Entretien téléphonique</text:p>
      <text:p text:style-name="P3">⇒ Mise à l’essai</text:p>
      <text:p text:style-name="P3"/>
      <text:p text:style-name="P4">1.2 Objectif de l’entretien</text:p>
      <text:p text:style-name="P4"/>
      <text:p text:style-name="P4">⇒ Effectuer un travail utile</text:p>
      <text:p text:style-name="P4">⇒ S’intégrer aux équipes déjà existantes</text:p>
      <text:p text:style-name="P3"/>
      <text:p text:style-name="P5">⇒ Entretien pour vérifier ces 2 points</text:p>
      <text:p text:style-name="P5"/>
      <text:p text:style-name="P5"/>
      <text:p text:style-name="P16">2. Difficultés de l’entretien</text:p>
      <text:p text:style-name="P6"/>
      <text:p text:style-name="P6">2.1 Faux-pas éliminatoires</text:p>
      <text:p text:style-name="P6"/>
      <text:p text:style-name="P6">⇒ Problème de savoir-être</text:p>
      <text:p text:style-name="P6"><text:tab/>⇒ Manque d’intérêt et d’enthousiasme</text:p>
      <text:p text:style-name="P6"><text:tab/><text:tab/>⇒ Pas de questions sur le poste, l’entreprise</text:p>
      <text:p text:style-name="P6"><text:tab/>⇒ Réussite absolue difficilement crédible</text:p>
      <text:p text:style-name="P6"><text:tab/>⇒ Trop d’incertitudes quant à ses capacités</text:p>
      <text:p text:style-name="P6"><text:tab/><text:tab/>⇒ Personne trop modeste perçue négativement car ne croyant pas en ses <text:tab/><text:tab/><text:tab/>propres capacités</text:p>
      <text:p text:style-name="P6"><text:tab/>⇒ Manque de discrétion, voir de délicatesse</text:p>
      <text:p text:style-name="P6"><text:tab/>⇒ Temps de parole non maîtrisé</text:p>
      <text:p text:style-name="P6"><text:tab/><text:tab/>⇒ Intervention trop longue/courte</text:p>
      <text:p text:style-name="P6"/>
      <text:p text:style-name="P7">⇒ Être naturel ET avoir préparé l’entretien</text:p>
      <text:p text:style-name="P7"><text:tab/>⇒ Ne pas réciter</text:p>
      <text:p text:style-name="P7"><text:tab/>⇒ Improviser ET trouver ses mots</text:p>
      <text:p text:style-name="P7"/>
      <text:p text:style-name="P8">2.2 Difficultés de l’entretien</text:p>
      <text:p text:style-name="P7"/>
      <text:p text:style-name="P7">⇒ <text:s/>4 objectifs pour un même discours</text:p>
      <text:p text:style-name="P7"><text:tab/>⇒ Convaincre</text:p>
      <text:p text:style-name="P7"><text:tab/>⇒ Avoir un discours valorisant mais pas orgueilleux</text:p>
      <text:p text:style-name="P7"><text:tab/>⇒ Exprimer ses pensées : travail à faire et entreprise</text:p>
      <text:p text:style-name="P7"><text:tab/>⇒ Nouer des liens ; donner envie de passer du temps ensemble</text:p>
      <text:p text:style-name="P7"/>
      <text:p text:style-name="P8">2.3 Connaissance de soi</text:p>
      <text:p text:style-name="P8"/>
      <text:p text:style-name="P8">⇒ Bien se connaître pour ne pas être déstabilisé</text:p>
      <text:p text:style-name="P17">3. Attente du recruteur</text:p>
      <text:p text:style-name="P9"/>
      <text:p text:style-name="P9">3.1 Qualité et compétences pour le poste</text:p>
      <text:p text:style-name="P9"/>
      <text:p text:style-name="P9">⇒ Annonce à analyser</text:p>
      <text:p text:style-name="P9">⇒ Ficher métier à consulter obligatoirement pour connaître les attentes</text:p>
      <text:p text:style-name="P9"/>
      <text:p text:style-name="P9">3.2 Qualités toujours attendues</text:p>
      <text:p text:style-name="P9"/>
      <text:p text:style-name="P9">⇒ Vivacité d’esprit</text:p>
      <text:p text:style-name="P9"><text:tab/>⇒ Dynamisme, sens de l’initiative</text:p>
      <text:p text:style-name="P9"><text:tab/>⇒ Logique, rigueur</text:p>
      <text:p text:style-name="P9"><text:tab/>⇒ …</text:p>
      <text:p text:style-name="P9"/>
      <text:p text:style-name="P9">⇒ Adaptabilité</text:p>
      <text:p text:style-name="P9"><text:tab/>⇒ Autonomie, maturité</text:p>
      <text:p text:style-name="P9"/>
      <text:p text:style-name="P9">⇒ Sens du contact</text:p>
      <text:p text:style-name="P9"><text:tab/>⇒ Ouverture</text:p>
      <text:p text:style-name="P9"><text:tab/>⇒ Stabilité psychologique</text:p>
      <text:p text:style-name="P9"><text:tab/>⇒ Engagement, fiabilité</text:p>
      <text:p text:style-name="P9"/>
      <text:p text:style-name="P10">3.3 Connaissance de la structure</text:p>
      <text:p text:style-name="P10"/>
      <text:p text:style-name="P10">⇒ Plus facile pour une grande entreprise</text:p>
      <text:p text:style-name="P10"><text:tab/>⇒ Site société, blog …</text:p>
      <text:p text:style-name="P10"><text:tab/>⇒ Réseaux sociaux …</text:p>
      <text:p text:style-name="P10"/>
      <text:p text:style-name="P10">⇒ Cadre général pour situer sa candidature</text:p>
      <text:p text:style-name="P10"><text:tab/></text:p>
      <text:p text:style-name="P10">⇒ Pouvoir répondre aux questions </text:p>
      <text:p text:style-name="P10"><text:tab/>⇒ Que fait l’entreprise ?</text:p>
      <text:p text:style-name="P10"><text:tab/>⇒ Quel intérêt pour moi ?</text:p>
      <text:p text:style-name="P10"><text:tab/>⇒ Est ce qu’elle est bien positionner dans son secteur ?</text:p>
      <text:p text:style-name="P10"/>
      <text:p text:style-name="P11">3.4 Connaissance du poste</text:p>
      <text:p text:style-name="P11"/>
      <text:p text:style-name="P11">⇒ Analyse de l’annonce </text:p>
      <text:p text:style-name="P11"><text:tab/>⇒ Caractéristiques exacte du poste</text:p>
      <text:p text:style-name="P11"><text:tab/>⇒ Niveau hiérarchique</text:p>
      <text:p text:style-name="P11"><text:tab/>⇒ Personne avec lesquelles il suppose des contacts</text:p>
      <text:p text:style-name="P11"><text:tab/><text:span text:style-name="T1">⇒ Possibilités d’évolution éventuelles</text:span></text:p>
      <text:p text:style-name="P11"/>
      <text:p text:style-name="P12">⇒ Journée type de travail à connaître</text:p>
      <text:p text:style-name="P12"><text:tab/>⇒ Mission typique du poste</text:p>
      <text:p text:style-name="P12"><text:tab/><text:tab/>⇒ Quelle correspondance par rapport au profil du poste ?</text:p>
      <text:p text:style-name="P12"/>
      <text:p text:style-name="P12"/>
      <text:p text:style-name="P13">3.5 Question à poser</text:p>
      <text:p text:style-name="P12"/>
      <text:p text:style-name="P12">⇒ Question technique</text:p>
      <text:p text:style-name="P12">⇒ Question sur l’organisation</text:p>
      <text:p text:style-name="P12">⇒ Question sur le sujet</text:p>
      <text:p text:style-name="P12">⇒ Question liée à l’actualité de l’entreprise, à ses projets</text:p>
      <text:p text:style-name="P12">⇒ Dernière question OBLIGATOIRE :</text:p>
      <text:p text:style-name="P12"><text:tab/>⇒ <text:s/>délai de réponse, modalité de réponse, faut il rappeler ?</text:p>
      <text:p text:style-name="P12"/>
      <text:p text:style-name="P12"/>
      <text:p text:style-name="P18">4. Préparation</text:p>
      <text:p text:style-name="P12"/>
      <text:p text:style-name="P12">4.1 Présentation en 2 à 5 minutes</text:p>
      <text:p text:style-name="P12"/>
      <text:p text:style-name="P12">⇒ Préparer ce descriptif en amont</text:p>
      <text:p text:style-name="P12"><text:tab/>⇒ Son parcours ⇒ Justifier</text:p>
      <text:p text:style-name="P12"><text:tab/>⇒ Sa motivation pour le poste et/ou l’organisme</text:p>
      <text:p text:style-name="P12"><text:tab/>⇒ Les aspects appréciés dans le travail d’informaticien</text:p>
      <text:p text:style-name="P12"><text:tab/>⇒ Les points du CV utile pour ce poste ET l’entreprise</text:p>
      <text:p text:style-name="P12"><text:tab/>⇒ Ses atouts pour l’organisme à détailler de façon concrète</text:p>
      <text:p text:style-name="P12"/>
      <text:p text:style-name="P12">⇒ Ne pas réciter ces informations</text:p>
      <text:p text:style-name="P12"><text:tab/>⇒ Concision et dynamisme</text:p>
      <text:p text:style-name="P22"/>
      <text:p text:style-name="P22">4.3 Tenu</text:p>
      <text:p text:style-name="P19"/>
      <text:p text:style-name="P21">⇒ Tenu correcte = connaissance des codes + respect de l’autre</text:p>
      <text:p text:style-name="P21"><text:tab/>⇒ Fonction du poste et/ou de l’entreprise</text:p>
      <text:p text:style-name="P21"><text:tab/>⇒ Habillé plus formellement que d’habitude</text:p>
      <text:p text:style-name="P21"><text:tab/><text:span text:style-name="T2">⇒ Tenue assez neutre (couleurs, style) ET soignée</text:span></text:p>
      <text:p text:style-name="P21"><text:tab/><text:span text:style-name="T2">⇒ Faute de goûts à éviter</text:span></text:p>
      <text:p text:style-name="P21"><text:tab/><text:tab/><text:span text:style-name="T2">⇒ Vêtements : style/ couleurs / motifs</text:span></text:p>
      <text:p text:style-name="P21"><text:tab/><text:tab/><text:span text:style-name="T2">⇒ Bijoux et accessoires</text:span></text:p>
      <text:p text:style-name="P21"><text:tab/><text:tab/><text:span text:style-name="T2">⇒ Coiffure</text:span></text:p>
      <text:p text:style-name="P21"><text:tab/><text:tab/><text:span text:style-name="T2">⇒ Odeurs</text:span></text:p>
      <text:p text:style-name="P21"><text:tab/><text:span text:style-name="T2">⇒ Y compris en visio</text:span></text:p>
      <text:p text:style-name="P21"/>
      <text:p text:style-name="P22">4.3 Arrivée</text:p>
      <text:p text:style-name="P22"/>
      <text:p text:style-name="P22">⇒ Avoir repéré les lieux</text:p>
      <text:p text:style-name="P22">⇒ Arrivé avec un peu d’avance</text:p>
      <text:p text:style-name="P22">⇒ Apporter son CV l’offre de poste, un agenda, sa lettre de motivation, de quoi prendre <text:tab/>des notes</text:p>
      <text:p text:style-name="P22">⇒ Éteindre le son de son téléphone </text:p>
      <text:p text:style-name="P22"/>
      <text:p text:style-name="P22">4.4 Entrée</text:p>
      <text:p text:style-name="P22"/>
      <text:p text:style-name="P22">⇒ Première impression importante</text:p>
      <text:p text:style-name="P22">⇒ Entrer de façon dynamique, détendue et souriante</text:p>
      <text:p text:style-name="P22">⇒ Saluer correctement : regard, voix assurée et polie, poignée de main ferme</text:p>
      <text:p text:style-name="P22">⇒ S’asseoir après y avoir été invité</text:p>
      <text:p text:style-name="P23">⇒ Parler dans bafouiller, fort, en articulant, en variant le ton</text:p>
      <text:p text:style-name="P23"><text:soft-page-break/><text:tab/>⇒ Dynamique et convaincu</text:p>
      <text:p text:style-name="P24">⇒ Éviter les gestes parasites</text:p>
      <text:p text:style-name="P24"/>
      <text:p text:style-name="P24"/>
      <text:p text:style-name="P20">5. Entretien</text:p>
      <text:p text:style-name="P25"/>
      <text:p text:style-name="P25">5.1 Contenu de l’entretien</text:p>
      <text:p text:style-name="P25"/>
      <text:p text:style-name="P25">⇒ Pourquoi cette entreprise</text:p>
      <text:p text:style-name="P25">⇒ Pourquoi ce métier : intérêt voir passion</text:p>
      <text:p text:style-name="P25">⇒ Apport à l’entreprise, argumentation</text:p>
      <text:p text:style-name="P25">⇒ Question : suite de recrutement…</text:p>
      <text:p text:style-name="P25"><text:tab/>⇒ Précision ET concision</text:p>
      <text:p text:style-name="P25"/>
      <text:p text:style-name="P26">5.2 Écoute de l’autre</text:p>
      <text:p text:style-name="P26"/>
      <text:p text:style-name="P26">⇒ Selon les questions répondre directes OU temps de réflexion</text:p>
      <text:p text:style-name="P26">⇒ Attention aux propos concernant la structure, le poste</text:p>
      <text:p text:style-name="P26">⇒ Ne pas répondre à côté, à cause du stress</text:p>
      <text:p text:style-name="P26">⇒ Entretien parce que profil intéressant</text:p>
      <text:p text:style-name="P26"><text:tab/>⇒ Question posées pas (forcément) pièges</text:p>
      <text:p text:style-name="P26"/>
      <text:p text:style-name="P27">5.3 Questions types</text:p>
      <text:p text:style-name="P27"/>
      <text:p text:style-name="P27">⇒ Parcours</text:p>
      <text:p text:style-name="P27"><text:tab/>⇒ Motivation</text:p>
      <text:p text:style-name="P27"><text:tab/>⇒ Formation</text:p>
      <text:p text:style-name="P27"><text:tab/>⇒ Stage et expérience professionnelles</text:p>
      <text:p text:style-name="P27"/>
      <text:p text:style-name="P27">⇒ Personnalité et vie privée</text:p>
      <text:p text:style-name="P27"><text:tab/>⇒ Personnalité</text:p>
      <text:p text:style-name="P27"/>
      <text:p text:style-name="P27">⇒ Activités</text:p>
      <text:p text:style-name="P27"/>
      <text:p text:style-name="P27">⇒ Question test</text:p>
      <text:p text:style-name="P27"><text:tab/>⇒ Avez vous de questions ?</text:p>
      <text:p text:style-name="P27"><text:tab/>⇒ Bonne raison de vous embaucher</text:p>
      <text:p text:style-name="P27"><text:tab/>⇒ Que signifie « réussir »</text:p>
      <text:p text:style-name="P27"/>
      <text:p text:style-name="P28">5.4 Erruer à éviter</text:p>
      <text:p text:style-name="P28"/>
      <text:p text:style-name="P28">⇒ Enchaîner plus de 2 entretiens</text:p>
      <text:p text:style-name="P28">⇒ Être pistonné et le faire sentir</text:p>
      <text:p text:style-name="P28">⇒ Manifester de l’agr<text:span text:style-name="T3">e</text:span>ssivité</text:p>
      <text:p text:style-name="P28">⇒ Ne pas cacher sa joie</text:p>
      <text:p text:style-name="P28">⇒ Ne pas changer de stratégie</text:p>
      <text:p text:style-name="P28">⇒ Être comme tout le monde</text:p>
      <text:p text:style-name="P28">⇒ Se mêler à la conversation</text:p>
      <text:p text:style-name="P28"/>
      <text:p text:style-name="P28"/>
      <text:p text:style-name="P29">6. Conclusion</text:p>
      <text:p text:style-name="P30"/>
      <text:p text:style-name="P30">⇒ Faire le point par écrit : points positifs / négatifs</text:p>
      <text:p text:style-name="P30"/>
      <text:p text:style-name="P30">⇒ Téléphoner 10/15 jours après l’entretien</text:p>
      <text:p text:style-name="P30"><text:tab/>⇒ demander date pour la réponse</text:p>
      <text:p text:style-name="P30"><text:tab/><text:tab/>⇒ motivation</text:p>
      <text:p text:style-name="P30"/>
      <text:p text:style-name="P30">⇒ Si candidature damander pourquoi</text:p>
      <text:p text:style-name="P30"/>
      <text:p text:style-name="P30">⇒ Si poste rejeté</text:p>
      <text:p text:style-name="P30"><text:tab/>⇒ Prevenir rapidement par téléphone en disant honnêtement, pourquoi et en recommandant un/ ou plusieurs camara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10-06T10:03:56.787691099</meta:creation-date>
    <dc:date>2023-10-06T10:58:42.367030617</dc:date>
    <dc:creator>Lucas Da SIlveira</dc:creator>
    <meta:editing-duration>PT54M32S</meta:editing-duration>
    <meta:editing-cycles>27</meta:editing-cycles>
    <meta:generator>LibreOffice/7.5.6.2$Linux_X86_64 LibreOffice_project/50$Build-2</meta:generator>
    <meta:document-statistic meta:table-count="0" meta:image-count="0" meta:object-count="0" meta:page-count="5" meta:paragraph-count="148" meta:word-count="828" meta:character-count="4874" meta:non-whitespace-character-count="4113"/>
  </office:meta>
</office:document-meta>
</file>